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DVFactory.SchemaDV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DVFactory.getInstance( String factoryClas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SchemaDVFactory.getInsta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